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55cm" fo:min-width="6.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.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6cm" svg:height="2.8cm" svg:x="11cm" svg:y="0.6cm">
          <text:p text:style-name="P1">LoginSignupActivity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cm" svg:y1="2.2cm" svg:x2="11cm" svg:y2="2.2cm">
          <text:p/>
        </draw:line>
        <draw:custom-shape draw:style-name="gr1" draw:text-style-name="P2" draw:layer="layout" svg:width="6.6cm" svg:height="2.8cm" svg:x="19.2cm" svg:y="5.2cm">
          <text:p text:style-name="P1">SignupFrag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2.8cm" svg:x="4.2cm" svg:y="5.2cm">
          <text:p text:style-name="P1">LoginFragme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6cm" svg:y1="3.4cm" svg:x2="8cm" svg:y2="5.2cm">
          <text:p/>
        </draw:line>
        <draw:line draw:style-name="gr2" draw:text-style-name="P3" draw:layer="layout" svg:x1="15cm" svg:y1="3.4cm" svg:x2="22.4cm" svg:y2="5.2cm">
          <text:p/>
        </draw:line>
        <draw:line draw:style-name="gr2" draw:text-style-name="P3" draw:layer="layout" svg:x1="10.8cm" svg:y1="6cm" svg:x2="19.4cm" svg:y2="6.2cm">
          <text:p/>
        </draw:line>
        <draw:line draw:style-name="gr2" draw:text-style-name="P3" draw:layer="layout" svg:x1="19.2cm" svg:y1="7cm" svg:x2="10.8cm" svg:y2="6.8cm">
          <text:p/>
        </draw:line>
        <draw:line draw:style-name="gr2" draw:text-style-name="P3" draw:layer="layout" svg:x1="9cm" svg:y1="8cm" svg:x2="14.2cm" svg:y2="10.2cm">
          <text:p/>
        </draw:line>
        <draw:line draw:style-name="gr2" draw:text-style-name="P3" draw:layer="layout" svg:x1="21.4cm" svg:y1="8cm" svg:x2="15.4cm" svg:y2="10.2cm">
          <text:p/>
        </draw:line>
        <draw:custom-shape draw:style-name="gr1" draw:text-style-name="P2" draw:layer="layout" svg:width="6.6cm" svg:height="2.8cm" svg:x="11.8cm" svg:y="10.2cm">
          <text:p text:style-name="P1">MainActivit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6cm" svg:height="2.8cm" svg:x="0.8cm" svg:y="0.8cm">
          <text:p text:style-name="P1">LaunchAp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7cm" svg:y1="2.2cm" svg:x2="27cm" svg:y2="10.6cm">
          <text:p/>
        </draw:line>
        <draw:line draw:style-name="gr2" draw:text-style-name="P3" draw:layer="layout" svg:x1="15cm" svg:y1="13cm" svg:x2="15cm" svg:y2="16cm">
          <text:p/>
        </draw:line>
        <draw:line draw:style-name="gr2" draw:text-style-name="P3" draw:layer="layout" svg:x1="27cm" svg:y1="10.4cm" svg:x2="18.4cm" svg:y2="11.6cm">
          <text:p/>
        </draw:line>
        <draw:line draw:style-name="gr2" draw:text-style-name="P3" draw:layer="layout" svg:x1="17.8cm" svg:y1="2cm" svg:x2="27.2cm" svg:y2="2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2" draw:layer="layout" svg:width="6.6cm" svg:height="2cm" svg:x="10.2cm" svg:y="1.2cm">
          <text:p text:style-name="P1">MainFragmen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2cm" svg:y1="0cm" svg:x2="13.2cm" svg:y2="1.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0T18:29:32.435791021</meta:creation-date>
    <dc:date>2020-08-30T19:43:14.243000000</dc:date>
    <meta:editing-duration>PT9M8S</meta:editing-duration>
    <meta:editing-cycles>2</meta:editing-cycles>
    <meta:generator>LibreOffice/6.4.4.2$Windows_X86_64 LibreOffice_project/3d775be2011f3886db32dfd395a6a6d1ca2630ff</meta:generator>
    <meta:document-statistic meta:object-count="43"/>
  </office:meta>
</office:document-meta>
</file>